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style:text-position="33% 80%"/>
    </style:style>
    <style:style style:name="T3" style:family="text">
      <style:text-properties style:text-position="33% 80%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googol (10<text:span text:style-name="T2">100</text:span>) is a massive number: one followed by one-hundred zeros; 100<text:span text:style-name="T2">100 </text:span>is almost unimaginably large: one followed by two-hundred zeros. Despite their size, the sum of the digits in each number is only 1.</text:p>
      <text:p text:style-name="P1">Considering natural numbers of the form, <text:span text:style-name="T1">a</text:span><text:span text:style-name="T3">b</text:span>, where <text:span text:style-name="T1">a, b </text:span>&lt; 100, what is the maximum digital sum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18T10:39:46.083000000</dc:date>
    <meta:editing-duration>PT1H57M39S</meta:editing-duration>
    <meta:editing-cycles>27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2" meta:word-count="54" meta:character-count="307" meta:non-whitespace-character-count="255"/>
  </office:meta>
</office:document-meta>
</file>